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RDOVA RIOS NESTOR FERNA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8505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65708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DOVA RIOS NESTOR FERNAN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108505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6570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8505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467532</text:p>
          </table:table-cell>
          <table:table-cell table:style-name="Tabla2.D3" office:value-type="string">
            <text:p text:style-name="P23">10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0:29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